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 objetivo de este capitulo es iniciar la descripcion del modelo </text:p>
      <text:p text:style-name="Standard">con una descripcion general de la vida.</text:p>
      <text:p text:style-name="Standard">la vida a grandes rasgos, en una vision de alto nivel.</text:p>
      <text:p text:style-name="Standard">sin detalles, dejaremos lo detalles para los siguientes capitulos.</text:p>
      <text:p text:style-name="Standard"/>
      <text:p text:style-name="Standard">Pero aqui comenzaremos a darle forma.</text:p>
      <text:p text:style-name="Standard"/>
      <text:p text:style-name="Standard">1- el delicado equilibrio de la vida</text:p>
      <text:p text:style-name="Standard"/>
      <text:p text:style-name="Standard">una teoria que propone que la vida tiene un delicado equilibrio.</text:p>
      <text:p text:style-name="Standard">en donde cada especie cumple una function para mantener en marcha el ecosistema.</text:p>
      <text:p text:style-name="Standard">de vital importancia para mantener con vida a todas las criaturas.</text:p>
      <text:p text:style-name="Standard">y casi sugiere que si accidentalmente alguien pisa un extrano insecto, posiblemente el ultimo de su especie, entonces una serie de acontecimientos se precipitarian en cadena, y el completo sistema ecologico se derrumbaria como un castillo de naipes, un efecto domino que acabaria con la vida en la tierra.</text:p>
      <text:p text:style-name="Standard"/>
      <text:p text:style-name="Standard">en realidad, los hechos sugieren algo diferente.</text:p>
      <text:p text:style-name="Standard">las especies que se extinguen no extinguen a la vida por completo.</text:p>
      <text:p text:style-name="Standard">la vida es un poco mas robusta que eso.</text:p>
      <text:p text:style-name="Standard"/>
      <text:p text:style-name="Standard">hay quienes dicen que el evento que extinguio a los dinosaurios acabo con el 75 por ciento de las especies de la tierra.</text:p>
      <text:p text:style-name="Standard">eso es una gran parte de la vida.</text:p>
      <text:p text:style-name="Standard">y sin embargo, hoy, 60 millones de anos despues, estamos aqui.</text:p>
      <text:p text:style-name="Standard">la vida continua.</text:p>
      <text:p text:style-name="Standard"/>
      <text:p text:style-name="Standard">es posible destruir a la vida en la tierra?</text:p>
      <text:p text:style-name="Standard">imagino que no es imposible.</text:p>
      <text:p text:style-name="Standard">pero de algo estoy seguro, y es que facil no es.</text:p>
      <text:p text:style-name="Standard"/>
      <text:p text:style-name="Standard"/>
      <text:p text:style-name="Standard">2- la vida es un accidente irrepetible</text:p>
      <text:p text:style-name="Standard"/>
      <text:p text:style-name="Standard">una teoria bastante difundida es que la vida podria haber sido un accidente.</text:p>
      <text:p text:style-name="Standard">una combinacion del azar improbable e irrepetible.</text:p>
      <text:p text:style-name="Standard"/>
      <text:p text:style-name="Standard">pero, que es un accidente?</text:p>
      <text:p text:style-name="Standard">una explosion es un accidente?</text:p>
      <text:p text:style-name="Standard">no.</text:p>
      <text:p text:style-name="Standard">la explosion de un gas combustible sometido a alta presion en presencia de una chispa es una reaccion natural, no un accidente.</text:p>
      <text:p text:style-name="Standard">puede llamarse accidente cuando ocurre inesperadamente.</text:p>
      <text:p text:style-name="Standard">pero en si mismo es natural.</text:p>
      <text:p text:style-name="Standard">ocurrira siempre bajo las mismas condiciones.</text:p>
      <text:p text:style-name="Standard"/>
      <text:p text:style-name="Standard">la creacion del carbono no es accidental, es natural.</text:p>
      <text:p text:style-name="Standard">la formacion de moleculas tan complejas como las necesarias para forma vida puede llamarse accidental ?</text:p>
      <text:p text:style-name="Standard"><text:soft-page-break/>no.</text:p>
      <text:p text:style-name="Standard">en un universo de infinitas posiblidades, en donde todo lo posible sucede una y otra vez, solo es cuetion de tiempo hasta que la materia se combine en la forma apropiada.</text:p>
      <text:p text:style-name="Standard">no.</text:p>
      <text:p text:style-name="Standard">no se trata de un accidente.</text:p>
      <text:p text:style-name="Standard">se trata de una reaccion natural que sucedera siempre que se reunan las condiciones necesarias.</text:p>
      <text:p text:style-name="Standard"/>
      <text:p text:style-name="Standard"/>
      <text:p text:style-name="Standard">3- la tierra, un lugar unico en el universo.</text:p>
      <text:p text:style-name="Standard"/>
      <text:p text:style-name="Standard">nos gusta pensar que la tierra es unica.</text:p>
      <text:p text:style-name="Standard">y que podria no existir otro lugar en el universo parecido, o que reuna las condiciones necesarias para la vida.</text:p>
      <text:p text:style-name="Standard">la tierra es un lugar privilegiado, porque es nuestro hogar, nosotros vivimos aqui.</text:p>
      <text:p text:style-name="Standard">sin embargo,</text:p>
      <text:p text:style-name="Standard">solo en la via lacteal, nuestra galaxia, existen mas de 100 mil millones de estrellas.</text:p>
      <text:p text:style-name="Standard">es posible que entre todos esos sistemas solares no exista otro planeta semejante a la tierra?</text:p>
      <text:p text:style-name="Standard">resulta dificil de creer.</text:p>
      <text:p text:style-name="Standard">pero ademas, el numero de galaxias que existen en el universo podria ser infinito.</text:p>
      <text:p text:style-name="Standard">cuantos planetas como la tierra podria haber?</text:p>
      <text:p text:style-name="Standard">es dificil de decir. la probabilidad sin embargo sugiere que el numero de planetas con caracteristicas similares a la tierra tiende a infinito.</text:p>
      <text:p text:style-name="Standard">eso es lo mas probable.</text:p>
      <text:p text:style-name="Standard"/>
      <text:p text:style-name="Standard">podemos afirmar que no existen otros planetas como la tierra?</text:p>
      <text:p text:style-name="Standard">en realidad, el sentido comun nos dice que no, que eso es simplemente imposible.</text:p>
      <text:p text:style-name="Standard">o dicho de otro modo,</text:p>
      <text:p text:style-name="Standard"><text:s/>la probabilidad de que exista solo un planeta con estas caracteristicas en todo el universo, tiende a cero.</text:p>
      <text:p text:style-name="Standard"/>
      <text:p text:style-name="Standard"/>
      <text:p text:style-name="Standard"/>
      <text:p text:style-name="Standard">4- vida, un organismmo viviente</text:p>
      <text:p text:style-name="Standard">5- vida, en todo el universo</text:p>
      <text:p text:style-name="Standard">6- vida, una inteligencia</text:p>
      <text:p text:style-name="Standard">7- vida inmortal</text:p>
      <text:p text:style-name="Standard">8- vida, inevitabl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5T14:02:57.547000000</meta:creation-date>
    <dc:date>2025-07-15T14:07:59.836000000</dc:date>
    <meta:editing-duration>PT5M2S</meta:editing-duration>
    <meta:editing-cycles>1</meta:editing-cycles>
    <meta:document-statistic meta:table-count="0" meta:image-count="0" meta:object-count="0" meta:page-count="2" meta:paragraph-count="58" meta:word-count="594" meta:character-count="3428" meta:non-whitespace-character-count="2890"/>
    <meta:generator>LibreOffice/7.3.5.2$Windows_X86_64 LibreOffice_project/184fe81b8c8c30d8b5082578aee2fed2ea847c01</meta:generator>
  </office:meta>
</office:document-meta>
</file>